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765c" officeooo:paragraph-rsid="0007765c"/>
    </style:style>
    <style:style style:name="P2" style:family="paragraph" style:parent-style-name="Standard" style:list-style-name="L1">
      <style:text-properties officeooo:rsid="0007765c" officeooo:paragraph-rsid="0007765c"/>
    </style:style>
    <style:style style:name="P3" style:family="paragraph" style:parent-style-name="Standard" style:list-style-name="L2">
      <style:text-properties officeooo:rsid="0007765c" officeooo:paragraph-rsid="0007765c"/>
    </style:style>
    <style:style style:name="P4" style:family="paragraph" style:parent-style-name="Standard" style:list-style-name="L2">
      <style:text-properties officeooo:rsid="00091dab" officeooo:paragraph-rsid="00091d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 gibt folgende Klassen mit den Attributen:</text:p>
      <text:p text:style-name="P1"/>
      <text:p text:style-name="P1">Kunde</text:p>
      <text:list xml:id="list3333283066" text:style-name="L1">
        <text:list-item>
          <text:p text:style-name="P2">Anschrift (Straße, Hausnummer, PLZ)</text:p>
        </text:list-item>
        <text:list-item>
          <text:p text:style-name="P2">Telefonnummer</text:p>
        </text:list-item>
        <text:list-item>
          <text:p text:style-name="P2">Bankverbindung (IBAN, BIC)</text:p>
        </text:list-item>
      </text:list>
      <text:p text:style-name="P1"/>
      <text:p text:style-name="P1">RechnungAngebot</text:p>
      <text:list xml:id="list4251552553" text:style-name="L2">
        <text:list-item>
          <text:p text:style-name="P3">Typ (bool: Rechnung oder Angebot)</text:p>
        </text:list-item>
        <text:list-item>
          <text:p text:style-name="P3">Oberer Text</text:p>
        </text:list-item>
        <text:list-item>
          <text:p text:style-name="P3">Unterer Text</text:p>
        </text:list-item>
        <text:list-item>
          <text:p text:style-name="P3">Rechnungsinhalt</text:p>
        </text:list-item>
        <text:list-item>
          <text:p text:style-name="P3">Datum</text:p>
        </text:list-item>
        <text:list-item>
          <text:p text:style-name="P4">Hintergrun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1:45:23.955000000</meta:creation-date>
    <meta:generator>LibreOffice/5.4.6.2$Windows_X86_64 LibreOffice_project/4014ce260a04f1026ba855d3b8d91541c224eab8</meta:generator>
    <dc:date>2018-07-25T11:50:39.070000000</dc:date>
    <meta:editing-duration>PT5M14S</meta:editing-duration>
    <meta:editing-cycles>3</meta:editing-cycles>
    <meta:document-statistic meta:table-count="0" meta:image-count="0" meta:object-count="0" meta:page-count="1" meta:paragraph-count="12" meta:word-count="38" meta:character-count="234" meta:non-whitespace-character-count="217"/>
  </office:meta>
</office:document-meta>
</file>